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VEN</text:p>
      <text:p text:style-name="Standard">WHAT IS MAVEN?</text:p>
      <text:p text:style-name="Standard"># It is a project management tool.</text:p>
      <text:p text:style-name="Standard"># tasks like compile, run tests, creating package jar, package war , deploy to server are automated by software like MAVEN, etc.</text:p>
      <text:p text:style-name="Standard">Note: If it is a stand alone java application the after bundling it is called as “.jar” file &amp; if it is a web application then it will be bundled into “.war” file.</text:p>
      <text:p text:style-name="Standard"># convention over configuration (Maven uses Convention over Configuration which means developers are not required to create build process themselves. Developers do not have to mention each and every configuration details. Developers don't need to say every last design detail.)</text:p>
      <text:p text:style-name="Standard"/>
      <text:p text:style-name="Standard">WHY MAVEN?</text:p>
      <text:p text:style-name="Standard"># It provides common interface for developers</text:p>
      <text:p text:style-name="Standard"># It can also manage dependencies (if our project depends on some other project that maven can handle that dependencies)</text:p>
      <text:p text:style-name="Standard"># It uses maven repositories for pulling .jars, plugin, etc.</text:p>
      <text:p text:style-name="Standard"># It can Reuse the existing projects in repository <text:s/>( plugins)</text:p>
      <text:p text:style-name="Standard"># plugins are something like pre-build code (project) that can be used directly.</text:p>
      <text:p text:style-name="Standard"/>
      <text:p text:style-name="Standard"/>
      <text:p text:style-name="Standard"/>
      <text:p text:style-name="Standard"/>
      <text:p text:style-name="Standard"/>
      <text:p text:style-name="Standard"/>
      <text:p text:style-name="Standard"/>
      <text:p text:style-name="Standard">SOFTWARE INSTALLATION:</text:p>
      <text:p text:style-name="Standard"># install java, eclipse, tomcat and maven</text:p>
      <text:p text:style-name="Standard"># right click on project then go to properties and search “project facets” and set java to “1.4”.( select this according to java vers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ype “maven –version” to check if maven is installed.</text:p>
      <text:p text:style-name="Standard"># “setting.xml” file is used to customize the behavior of maven.</text:p>
      <text:p text:style-name="Standard"/>
      <text:p text:style-name="Standard">MAVEN PROJECT CREATION AND KEY CONCEPTS:</text:p>
      <text:p text:style-name="Standard">A SIMPLE JAVA PROJECT:</text:p>
      <text:p text:style-name="Standard">mvn archetype:generate -DgroupId=com.bharath -DartifactId=hellomaven -DarchetypeArtifactId=maven-archetype-quickstart -DinteractiveMode=false</text:p>
      <text:p text:style-name="Standard"># the above full line is a command.</text:p>
      <text:p text:style-name="Standard"># execute this command in terminal</text:p>
      <text:p text:style-name="Standard"># mvn  to run maven</text:p>
      <text:p text:style-name="Standard"># archetype:generate  it will generate a structure</text:p>
      <text:p text:style-name="Standard"># -DgroupId=com.bharat  some like package in java program</text:p>
      <text:p text:style-name="Standard"><text:soft-page-break/># -DartifactId=hellomaven  project name</text:p>
      <text:p text:style-name="Standard"># -DarchetypeArtifactId=maven-archetype-quickstart </text:p>
      <text:p text:style-name="Standard"># -DinteractiveMode=false  for dynamic input of file name,package <text:s/></text:p>
      <text:p text:style-name="Standard"># Here any thing that starts with –D is a parameter.</text:p>
      <text:p text:style-name="Standard"/>
      <text:p text:style-name="Standard">POM XML:</text:p>
      <text:p text:style-name="Standard"># It is very/most important file in a maven project</text:p>
      <text:p text:style-name="Standard">SPECIFY COMPILER SOURCE AND TARGET:</text:p>
      <text:p text:style-name="Standard"># If a error like “Source option 5 is no linger supported. Use 7 or later”, if you encounter such kind of error, then copy the below code in pom.xml file.</text:p>
      <text:p text:style-name="Standard"># &lt;properties&gt;</text:p>
      <text:p text:style-name="Standard"><text:s text:c="7"/>&lt;maven.compiler.source&gt;1.8&lt;/maven.compiler.source&gt;</text:p>
      <text:p text:style-name="Standard"><text:s text:c="7"/>&lt;maven.compiler.target&gt;1.8&lt;/maven.compiler.target&gt;</text:p>
      <text:p text:style-name="Standard"><text:s text:c="3"/>&lt;/properties&gt;</text:p>
      <text:p text:style-name="Standard"/>
      <text:p text:style-name="Standard">BUILDING THE PROJECT FROM COMMANDLINE:</text:p>
      <text:p text:style-name="Standard"># go to the project directory using terminal and type “mvn install” , this will this will compile, run the test, do the packaging the project.</text:p>
      <text:p text:style-name="Standard"># go to the directory, now you can see a new folder created “target”, that contains compiled files (.class), jar files, etc.</text:p>
      <text:p text:style-name="Standard"># “ java –cp target/hellomaven-1.0-SNAPSHOT.jar com.bharat.App” this command will run that jar file.</text:p>
      <text:p text:style-name="Standard"/>
      <text:p text:style-name="Standard">PLUGINS:</text:p>
      <text:p text:style-name="Standard"># maven plugin  it is a collection of one or more goals (task).</text:p>
      <text:p text:style-name="Standard"># syntax:</text:p>
      <text:p text:style-name="Standard"><text:tab/>pluginId:goalId </text:p>
      <text:p text:style-name="Standard">EX:</text:p>
      <text:p text:style-name="Standard"><text:tab/>archetype:generate</text:p>
      <text:p text:style-name="Standard">LIFE CYCLE PHASES:</text:p>
      <text:p text:style-name="Standard">After executing “mvn install” </text:p>
      <text:p text:style-name="Standard">Below are the phases:</text:p>
      <text:p text:style-name="Standard">Process-resources  compile  test  package</text:p>
      <text:p text:style-name="Standard">COORDINATES:</text:p>
      <text:p text:style-name="Standard"># groupId, artifactId, version, packaging ( this are coordinates)</text:p>
      <text:p text:style-name="Standard"># this will decide the location and name of the maven project</text:p>
      <text:p text:style-name="Standard"> groupId – similar to a package in project</text:p>
      <text:p text:style-name="Standard"> artifactId – name of maven project</text:p>
      <text:p text:style-name="Standard"> version – initial version  hellomaven-1.0-SNAPSHOT.jar</text:p>
      <text:p text:style-name="Standard"><text:tab/><text:tab/>final version <text:s text:c="2"/> hellomaven-1.0.jar</text:p>
      <text:p text:style-name="Standard"> packaging – jar, war (depends on which type of project you are building)</text:p>
      <text:p text:style-name="Standard">REPOSITORIES:</text:p>
      <text:p text:style-name="Standard"># It contains plugins and many pre-bulid project that we can use in our project</text:p>
      <text:p text:style-name="Standard"># a repositories can be public (free) or paid</text:p>
      <text:p text:style-name="Standard"># plugins are downloaded ones when needed and stored locally on machine in our user’s directory under folder “.m2”.</text:p>
      <text:p text:style-name="Standard"/>
      <text:p text:style-name="Standard">MAVEN IN ECLIPSE:</text:p>
      <text:p text:style-name="Standard">INTRODUCTION:</text:p>
      <text:p text:style-name="Standard">USECASE:</text:p>
      <text:p text:style-name="Standard">CREATE <text:s/>A MAVEN PROJECT IN ECLIPSE:</text:p>
      <text:p text:style-name="Standard"><text:soft-page-break/># go to file and click new and create maven project and click next and then choose the archetype “maven-archetype-quickstart” (artifactId) and hit next and enter the groupId (com.bharath.product) and ArtifactId (productservices) and put package name to “com.bharath.product) and hit finish.</text:p>
      <text:p text:style-name="Standard"># right click on project and run as “maven install” this will build the project by compiling classes, run the test, packaging the project.</text:p>
      <text:p text:style-name="Standard"># to run our java file, just right click and run as “java application”</text:p>
      <text:p text:style-name="Standard">CUSTOMIZE THE COMPILER SETTINGS:</text:p>
      <text:p text:style-name="Standard">&lt;build&gt;</text:p>
      <text:p text:style-name="Standard"><text:s/><text:tab/>&lt;plugins&gt;</text:p>
      <text:p text:style-name="Standard"><text:s/><text:tab/><text:tab/>&lt;plugin&gt;</text:p>
      <text:p text:style-name="Standard"><text:s/><text:tab/><text:tab/><text:tab/>&lt;groupId&gt;org.apache.maven.plugins&lt;/groupId&gt;</text:p>
      <text:p text:style-name="Standard"><text:s/><text:tab/><text:tab/><text:tab/>&lt;artifactId&gt;maven-compiler-plugin&lt;/artifactId&gt;</text:p>
      <text:p text:style-name="Standard"><text:s/><text:tab/><text:tab/><text:tab/>&lt;version&gt;3.2&lt;/version&gt;</text:p>
      <text:p text:style-name="Standard"><text:s/><text:tab/><text:tab/><text:tab/>&lt;configuration&gt;</text:p>
      <text:p text:style-name="Standard"><text:s/><text:tab/><text:tab/><text:tab/><text:tab/>&lt;source&gt;1.8&lt;/source&gt;</text:p>
      <text:p text:style-name="Standard"><text:s/><text:tab/><text:tab/><text:tab/><text:tab/>&lt;target&gt;1.8&lt;/target&gt;</text:p>
      <text:p text:style-name="Standard"><text:s/><text:tab/><text:tab/><text:tab/>&lt;/configuration&gt;</text:p>
      <text:p text:style-name="Standard"><text:s/><text:tab/><text:tab/>&lt;/plugin&gt;</text:p>
      <text:p text:style-name="Standard"><text:s/><text:tab/>&lt;/plugins&gt;</text:p>
      <text:p text:style-name="Standard">&lt;/build&gt;</text:p>
      <text:p text:style-name="Standard"/>
      <text:p text:style-name="Standard"># copy the above code and paste it in “pom.xml” just before the last line.</text:p>
      <text:p text:style-name="Standard"># whenever we change the pom.xml file the project file will show error, so to solve that error, right click on project go to “maven” and click “update project” and click ok.</text:p>
      <text:p text:style-name="Standard"/>
      <text:p text:style-name="Standard">CREATE THE DATA ACCESS LAYER:</text:p>
      <text:p text:style-name="Standard"># delete the package “com.bharath.product”</text:p>
      <text:p text:style-name="Standard"># right click on “src/main/java” and create a new class with name “product” and package name “com.bharath.product.dto” and hit finish.</text:p>
      <text:p text:style-name="Standard"># go into product.java:</text:p>
      <text:p text:style-name="Standard">Public class product {</text:p>
      <text:p text:style-name="Standard">private int id;</text:p>
      <text:p text:style-name="Standard">private String name;</text:p>
      <text:p text:style-name="Standard">private String description;</text:p>
      <text:p text:style-name="Standard">private int price;</text:p>
      <text:p text:style-name="Standard">}</text:p>
      <text:p text:style-name="Standard"># select the four variables and right click and go to source and generate getters and setters and then click on select All and change the insertion point to After price and hit finish.</text:p>
      <text:p text:style-name="Standard"># right click on “src/main/java” and create a new interface with name “ProductDAO” and package name “com.bharath.product.dao” amd hit finish.</text:p>
      <text:p text:style-name="Standard"># open productDAO.java <text:s/>and paste the below code in it:</text:p>
      <text:p text:style-name="Standard">public interface ProductDAO {</text:p>
      <text:p text:style-name="Standard">void create(Product product);</text:p>
      <text:p text:style-name="Standard">Product read(int id);</text:p>
      <text:p text:style-name="Standard">void update(Product product);</text:p>
      <text:p text:style-name="Standard">void delete(int id);</text:p>
      <text:p text:style-name="Standard">}</text:p>
      <text:p text:style-name="Standard"># now right click on “com.bharath.product.dao” package and create a new class with name “ProductDAOimpl” and click on add button and search for “productDAO” and select it and hit ok and then hit finish.</text:p>
      <text:p text:style-name="Standard"/>
      <text:p text:style-name="Standard">IMPLEMENT THE DATA ACCESS LAYER: </text:p>
      <text:p text:style-name="Standard"><text:soft-page-break/># go into “ProductDAOimpl.java” :</text:p>
      <text:p text:style-name="Standard">public class ProductDAOimpl implements ProductDAO {</text:p>
      <text:p text:style-name="Standard"><text:s/><text:tab/>Map&lt;Integer, Product&gt; products = new HashMap&lt;&gt;();</text:p>
      <text:p text:style-name="Standard"><text:s/></text:p>
      <text:p text:style-name="Standard"><text:s/><text:tab/>@Override</text:p>
      <text:p text:style-name="Standard"><text:s/><text:tab/>public void create (Product product) {</text:p>
      <text:p text:style-name="Standard"><text:s/><text:tab/><text:tab/>products.put(product.getId(), product);</text:p>
      <text:p text:style-name="Standard">}</text:p>
      <text:p text:style-name="Standard"><text:s/><text:tab/>@Override</text:p>
      <text:p text:style-name="Standard"><text:s/><text:tab/>public Product read(int id) {</text:p>
      <text:p text:style-name="Standard"><text:s/><text:tab/>return products.get(id);</text:p>
      <text:p text:style-name="Standard">}</text:p>
      <text:p text:style-name="Standard">}</text:p>
      <text:p text:style-name="Standard">UPGRADING JUNIT VERSION:</text:p>
      <text:p text:style-name="Standard"># go to “pom.xml” , look for junit dependency then go to google and search “junit dependency” and copy the maven dependency code and paste it in place of the junit dependency in “pom.xml”.</text:p>
      <text:p text:style-name="Standard"># whenever we change pom.xml , right click on project and go to maven and update project.</text:p>
      <text:p text:style-name="Standard"/>
      <text:p text:style-name="Standard">WRITING UNIT TESTS:</text:p>
      <text:p text:style-name="Standard"># right click on “ProductDAOimpl.java” and click on new and create a junit test case and click next</text:p>
      <text:p text:style-name="Standard"># change source folder from src/main/java to src/test/java and hit finish</text:p>
      <text:p text:style-name="Standard"># copy the below code to testfile:</text:p>
      <text:p text:style-name="Standard">public class ProductDAOImplTest {</text:p>
      <text:p text:style-name="Standard"><text:s/><text:tab/>@Test</text:p>
      <text:p text:style-name="Standard"><text:s/><text:tab/>public void createShouldCreateAProduct() {</text:p>
      <text:p text:style-name="Standard"><text:s/><text:tab/></text:p>
      <text:p text:style-name="Standard"><text:s/><text:tab/>ProductDAO dao = new ProductDAOImpl();</text:p>
      <text:p text:style-name="Standard"><text:s/><text:tab/>Product product = new Product();</text:p>
      <text:p text:style-name="Standard"><text:s/><text:tab/>product.setId(1);</text:p>
      <text:p text:style-name="Standard"><text:s/><text:tab/>product.setName(“Iphone”);</text:p>
      <text:p text:style-name="Standard"><text:s/><text:tab/>product.setDescription(“Its awesome”);</text:p>
      <text:p text:style-name="Standard"><text:s/><text:tab/>product.setPrice(800);</text:p>
      <text:p text:style-name="Standard"><text:s/><text:tab/>dao.create(product);</text:p>
      <text:p text:style-name="Standard"><text:s/><text:tab/>Product result = dao.read();</text:p>
      <text:p text:style-name="Standard"/>
      <text:p text:style-name="Standard"><text:s/><text:tab/>assertNotNull(result);</text:p>
      <text:p text:style-name="Standard"><text:s/><text:tab/>assertEquals(“Iphone”,result.getName());</text:p>
      <text:p text:style-name="Standard">}</text:p>
      <text:p text:style-name="Standard">}</text:p>
      <text:p text:style-name="Standard"># after copying , right click on project and click on run as Maven install</text:p>
      <text:p text:style-name="Standard">BULIDING FROM THE COMMAND LINE:</text:p>
      <text:p text:style-name="Standard"># go to your project folder and then run “mvn install” this will build the project in terminal.</text:p>
      <text:p text:style-name="Standard">SKIPPING TESTS:</text:p>
      <text:p text:style-name="Standard"># mvn install –DskipTests (this command will skip the test, should be typed in terminal)</text:p>
      <text:p text:style-name="Standard"/>
      <text:p text:style-name="Standard">SKIPPING TESTS IN ECLIPSE:</text:p>
      <text:p text:style-name="Standard"># right click on project and go to run as , in that go to configurations ,click on maven build then click on new button on top left and give it a name (Product service build) , <text:s/>in goals type install and check the skip test and select the base directory as you project and then click apply and then run.</text:p>
      <text:p text:style-name="Standard">CREATE THE BUSINESS OBJECT LAYER:</text:p>
      <text:p text:style-name="Standard"># right click on package and create a new interface with name (productBO) and package name (..product.bo) and finish.</text:p>
      <text:p text:style-name="Standard"><text:soft-page-break/># the below code is for interface:</text:p>
      <text:p text:style-name="Standard"><text:tab/>public interface ProductBO {</text:p>
      <text:p text:style-name="Standard"><text:s/><text:tab/>void create(Product product);</text:p>
      <text:p text:style-name="Standard"><text:s/><text:tab/>Product findProduct(int id);</text:p>
      <text:p text:style-name="Standard">}</text:p>
      <text:p text:style-name="Standard"># now right click on the package and create a new class with name (ProductBOImpl) and click on add button and search for productBO and select that interface and hit finish.</text:p>
      <text:p text:style-name="Standard"># copy the below code to class you just created:</text:p>
      <text:p text:style-name="Standard"><text:tab/>public class ProductBOImpl implements ProductBO {</text:p>
      <text:p text:style-name="Standard"><text:s/><text:tab/><text:tab/>private static ProductDAO dao = new ProductDAOImpl();</text:p>
      <text:p text:style-name="Standard"/>
      <text:p text:style-name="Standard"><text:s/><text:tab/><text:tab/>@Override</text:p>
      <text:p text:style-name="Standard"><text:s/><text:tab/><text:tab/>public void create(Product product) {</text:p>
      <text:p text:style-name="Standard"><text:s/><text:tab/><text:tab/><text:tab/>dao.create(product);</text:p>
      <text:p text:style-name="Standard"><text:s/><text:tab/><text:tab/>}</text:p>
      <text:p text:style-name="Standard"><text:s/><text:tab/><text:tab/>@Override</text:p>
      <text:p text:style-name="Standard"><text:s/><text:tab/><text:tab/>public Product findProduct(int id) {</text:p>
      <text:p text:style-name="Standard"><text:s/><text:tab/><text:tab/>return dao.read(id);</text:p>
      <text:p text:style-name="Standard"><text:s/><text:tab/><text:tab/>}</text:p>
      <text:p text:style-name="Standard">}</text:p>
      <text:p text:style-name="Standard"/>
      <text:p text:style-name="Standard">ADDING SPRING DEPENDENCIES:</text:p>
      <text:p text:style-name="Standard"># search “spring context maven dependency” on chrome click on the latest release copy the maven code and paste it right next to junit dependency in pom.xml file.</text:p>
      <text:p text:style-name="Standard">DEPENDENCY MANAGEMENT:</text:p>
      <text:p text:style-name="Standard">BUILD THE PROJECT:</text:p>
      <text:p text:style-name="Standard"># developer do maven clean before doing maven install just the remove the older build and installing new build.</text:p>
      <text:p text:style-name="Standard"/>
      <text:p text:style-name="Standard">MAVEN WEB APPLICATION:</text:p>
      <text:p text:style-name="Standard">CREATE THE WEB APPLICATION:</text:p>
      <text:p text:style-name="Standard"># create a new maven project and click next and choose aritfactId “maven-archetype-webapp” then click next and groupId ( com.bharath.product) and artifactId (productweb) <text:s/>and package (com.bharath.product) and hit finish.</text:p>
      <text:p text:style-name="Standard"># some error will occur, there are two ways to solve that error:</text:p>
      <text:p text:style-name="Standard"><text:tab/>i) to include servlet dependency in pom.xml file</text:p>
      <text:p text:style-name="Standard"><text:tab/>ii) right click on project go to properties and search “targeted runtimes” </text:p>
      <text:p text:style-name="Standard"><text:s text:c="15"/>and select that and then check apache tomcat and hit apply then ok.</text:p>
      <text:p text:style-name="Standard"># then right click on project and run as maven install.</text:p>
      <text:p text:style-name="Standard"/>
      <text:p text:style-name="Standard"/>
      <text:p text:style-name="Standard"/>
      <text:p text:style-name="Standard"/>
      <text:p text:style-name="Standard">CREATE THE SERVLET:</text:p>
      <text:p text:style-name="Standard"># manually create a “java” folder in src/main </text:p>
      <text:p text:style-name="Standard"># then right click on src/main/java and create a new servlet and give package name (com.bharath.product.servlets) and class name (CreateProductServlet) and click next and click next again then uncheck the doget method and hit finish.</text:p>
      <text:p text:style-name="Standard"># delete the constructor </text:p>
      <text:p text:style-name="Standard"># right click on package (com.bharath.product.servlets) and create a new servlet and put class name (DisplayProductDetailsServlet) and click next and click next again and uncheck dopost method and hit finish.</text:p>
      <text:p text:style-name="Standard"><text:soft-page-break/># delete the constructor</text:p>
      <text:p text:style-name="Standard"># right click on project and click maven clean </text:p>
      <text:p text:style-name="Standard"># then run as maven install</text:p>
      <text:p text:style-name="Standard"/>
      <text:p text:style-name="Standard">ADD THE SERVLET DEPENDENCY:</text:p>
      <text:p text:style-name="Standard"># go to web and search “ servlet Geronimo maven dependency” and click on first link and go to servlet 3.0 and click on 1.0 and copy the maven code and paste it in pom.xml file just below the junit dependency.</text:p>
      <text:p text:style-name="Standard"># right click on project and run as maven clean</text:p>
      <text:p text:style-name="Standard"># run as maven install</text:p>
      <text:p text:style-name="Standard"/>
      <text:p text:style-name="Standard">CREATE THE PRODUCT HTML:</text:p>
      <text:p text:style-name="Standard"># right click on webapp click new html, give a name (product.html) and finish.</text:p>
      <text:p text:style-name="Standard"># change the title to “Create Product”</text:p>
      <text:p text:style-name="Standard"># copy the below code and paste in product.html:</text:p>
      <text:p text:style-name="Standard">&lt;body&gt;</text:p>
      <text:p text:style-name="Standard">&lt;h3&gt;Enter product details:&lt;/h3&gt;</text:p>
      <text:p text:style-name="Standard">&lt;form method=“post” action=“CreateProductServlet”&gt;</text:p>
      <text:p text:style-name="Standard">Product Id: &lt;input name= “id”&gt;</text:p>
      <text:p text:style-name="Standard">Product Name: &lt;input name= “name”&gt;</text:p>
      <text:p text:style-name="Standard">Product Description: &lt;input name= “description”&gt;</text:p>
      <text:p text:style-name="Standard">Product Price: &lt;input name= “price”&gt;</text:p>
      <text:p text:style-name="Standard">&lt;input type= “submit” value= “submit”&gt;</text:p>
      <text:p text:style-name="Standard">&lt;/form&gt;</text:p>
      <text:p text:style-name="Standard">&lt;/body&gt;</text:p>
      <text:p text:style-name="Standard"/>
      <text:p text:style-name="Standard">SCOPES:</text:p>
      <text:p text:style-name="Standard">THE SIX SCOPES:</text:p>
      <text:p text:style-name="Standard"># compile</text:p>
      <text:p text:style-name="Standard"># runtime</text:p>
      <text:p text:style-name="Standard"># provided</text:p>
      <text:p text:style-name="Standard"># test</text:p>
      <text:p text:style-name="Standard"># system</text:p>
      <text:p text:style-name="Standard"># import</text:p>
      <text:p text:style-name="Standard"># if we use compile scope than those dependencies will be available during project build, test, run And compile is the default scope.</text:p>
      <text:p text:style-name="Standard"># if we use provided scope than those dependencies will be used for test, run but will not exported. (It means it will not be a part of application when we deploy it)</text:p>
      <text:p text:style-name="Standard"># if we use runtime scope then that dependencies will only be available during runtime , test of our application and not available for compilation</text:p>
      <text:p text:style-name="Standard"># we use test scope to compile the tests and run the tests </text:p>
      <text:p text:style-name="Standard"># import scope is used in “pom” based projects</text:p>
      <text:p text:style-name="Standard"/>
      <text:p text:style-name="Standard"/>
      <text:p text:style-name="Standard"/>
      <text:p text:style-name="Standard">DEPENDENCY MANAGEMENT: </text:p>
      <text:p text:style-name="Standard"># in an organization many project are running at same time, so it is important to use same version of dependencies or else incompatible issues will come.</text:p>
      <text:p text:style-name="Standard"># in pom.xml there is a element “&lt;dependencyManagement&gt;” , you can place any no of dependencies inside this element</text:p>
      <text:p text:style-name="Standard">MANAGE PLUGINS:</text:p>
      <text:p text:style-name="Standard"># we paste plugin dependency inside &lt;pluginManagement&gt; which is inside <text:s/>&lt;build&gt; element.</text:p>
      <text:p text:style-name="Standard"><text:soft-page-break/>&lt;build&gt;</text:p>
      <text:p text:style-name="Standard"><text:s/><text:tab/>&lt;pluginManagement&gt;</text:p>
      <text:p text:style-name="Standard"><text:s/><text:tab/><text:tab/>&lt;plugins&gt;</text:p>
      <text:p text:style-name="Standard"><text:s/><text:tab/><text:tab/><text:tab/>//here your plugins should be</text:p>
      <text:p text:style-name="Standard"><text:s/><text:tab/><text:tab/>&lt;/plugins&gt;</text:p>
      <text:p text:style-name="Standard"><text:s/><text:tab/>&lt;/pluginManagement&gt;</text:p>
      <text:p text:style-name="Standard">&lt;/build&gt;</text:p>
      <text:p text:style-name="Standard"># you can add multiple plugins in tha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05:24:07.677980093</meta:creation-date>
    <dc:date>2022-02-28T05:25:10.335650355</dc:date>
    <meta:editing-duration>PT1M3S</meta:editing-duration>
    <meta:editing-cycles>1</meta:editing-cycles>
    <meta:document-statistic meta:table-count="0" meta:image-count="0" meta:object-count="0" meta:page-count="7" meta:paragraph-count="235" meta:word-count="1861" meta:character-count="11915" meta:non-whitespace-character-count="10096"/>
    <meta:generator>LibreOffice/6.4.7.2$Linux_X86_64 LibreOffice_project/40$Build-2</meta:generator>
  </office:meta>
</office:document-meta>
</file>